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3.704cm" table:align="left"/>
    </style:style>
    <style:style style:name="Tabela1.A" style:family="table-column">
      <style:table-column-properties style:column-width="2.596cm"/>
    </style:style>
    <style:style style:name="Tabela1.B" style:family="table-column">
      <style:table-column-properties style:column-width="1.108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Courier New" fo:font-weight="bold" officeooo:rsid="000782fe" officeooo:paragraph-rsid="000782fe" style:font-weight-asian="bold" style:font-weight-complex="bold"/>
    </style:style>
    <style:style style:name="P2" style:family="paragraph" style:parent-style-name="Standard">
      <style:text-properties style:font-name="Courier New" fo:font-weight="normal" officeooo:rsid="0005da08" officeooo:paragraph-rsid="0005da08" style:font-weight-asian="normal" style:font-weight-complex="normal"/>
    </style:style>
    <style:style style:name="P3" style:family="paragraph" style:parent-style-name="Standard">
      <style:text-properties style:font-name="Courier New" fo:font-weight="normal" officeooo:rsid="000782fe" officeooo:paragraph-rsid="000782fe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Courier New" fo:font-size="16pt" style:text-underline-style="solid" style:text-underline-width="auto" style:text-underline-color="font-color" fo:font-weight="bold" officeooo:rsid="0005da08" officeooo:paragraph-rsid="0005da08" style:font-size-asian="16pt" style:font-weight-asian="bold" style:font-size-complex="16pt" style:font-weight-complex="bold"/>
    </style:style>
    <style:style style:name="P5" style:family="paragraph" style:parent-style-name="Standard">
      <style:text-properties officeooo:rsid="000782fe" officeooo:paragraph-rsid="000782fe"/>
    </style:style>
    <style:style style:name="P6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7" style:family="paragraph" style:parent-style-name="Standard">
      <style:paragraph-properties style:line-height-at-least="0.503cm" fo:text-align="justify" style:justify-single-word="false"/>
      <style:text-properties fo:color="#d4d4d4" style:font-name="Droid Sans Mono" fo:font-size="10.5pt" fo:font-weight="normal" fo:background-color="#1e1e1e"/>
    </style:style>
    <style:style style:name="P8" style:family="paragraph" style:parent-style-name="Standard">
      <style:paragraph-properties style:line-height-at-least="0.503cm" fo:text-align="justify" style:justify-single-word="false"/>
      <style:text-properties fo:color="#d4d4d4" style:font-name="Droid Sans Mono" fo:font-size="10.5pt" fo:font-weight="normal" officeooo:rsid="0009f21c" officeooo:paragraph-rsid="0009f21c" fo:background-color="#1e1e1e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style:line-height-at-least="0.503cm"/>
      <style:text-properties fo:color="#d4d4d4" style:font-name="Courier New" fo:font-size="12pt" fo:font-weight="normal" fo:background-color="#1e1e1e" style:font-size-asian="10.5pt" style:font-size-complex="12pt"/>
    </style:style>
    <style:style style:name="P10" style:family="paragraph" style:parent-style-name="Standard">
      <style:paragraph-properties style:line-height-at-least="0.503cm"/>
    </style:style>
    <style:style style:name="P11" style:family="paragraph" style:parent-style-name="Standard">
      <style:paragraph-properties style:line-height-at-least="0.503cm" fo:text-align="justify" style:justify-single-word="false"/>
    </style:style>
    <style:style style:name="P12" style:family="paragraph" style:parent-style-name="Standard">
      <style:paragraph-properties style:line-height-at-least="0.503cm"/>
      <style:text-properties fo:color="#000000" style:font-name="Courier New" fo:font-size="12pt" fo:font-weight="normal" officeooo:rsid="0009f21c" officeooo:paragraph-rsid="0009f21c" fo:background-color="transparent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normal" officeooo:rsid="0009f21c" officeooo:paragraph-rsid="0009f21c" fo:background-color="transparent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normal" officeooo:rsid="000ae27d" officeooo:paragraph-rsid="000ae27d" fo:background-color="transparent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normal" officeooo:rsid="000c3e0e" officeooo:paragraph-rsid="000c3e0e" fo:background-color="transparent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normal" officeooo:rsid="00116e52" officeooo:paragraph-rsid="000df0dd" fo:background-color="transparent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normal" officeooo:rsid="0012df75" officeooo:paragraph-rsid="0012df75" fo:background-color="transparent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normal" officeooo:rsid="00130530" officeooo:paragraph-rsid="00130530" fo:background-color="transparent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normal" officeooo:rsid="0013849e" officeooo:paragraph-rsid="00135251" fo:background-color="transparent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normal" officeooo:rsid="0016ade6" officeooo:paragraph-rsid="0016ade6" fo:background-color="transparent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normal" officeooo:rsid="0019a485" officeooo:paragraph-rsid="0019a485" fo:background-color="transparent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normal" officeooo:rsid="001c910e" officeooo:paragraph-rsid="001c910e" fo:background-color="transparent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normal" officeooo:rsid="001d7327" officeooo:paragraph-rsid="001d7327" fo:background-color="transparent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style:line-height-at-least="0.503cm"/>
      <style:text-properties fo:color="#000000" style:font-name="Courier New" fo:font-size="12pt" style:text-underline-style="solid" style:text-underline-width="auto" style:text-underline-color="font-color" fo:font-weight="bold" officeooo:rsid="0009f21c" officeooo:paragraph-rsid="0009f21c" fo:background-color="transparent" style:font-size-asian="10.5pt" style:font-weight-asian="bold" style:font-size-complex="12pt" style:font-weight-complex="bold"/>
    </style:style>
    <style:style style:name="P25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bold" officeooo:rsid="000df0dd" officeooo:paragraph-rsid="000df0dd" fo:background-color="transparent" style:font-size-asian="10.5pt" style:font-weight-asian="bold" style:font-size-complex="12pt" style:font-weight-complex="bold"/>
    </style:style>
    <style:style style:name="P26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bold" officeooo:rsid="0012df75" officeooo:paragraph-rsid="0012df75" fo:background-color="transparent" style:font-size-asian="10.5pt" style:font-weight-asian="bold" style:font-size-complex="12pt" style:font-weight-complex="bold"/>
    </style:style>
    <style:style style:name="P27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bold" officeooo:rsid="00130530" officeooo:paragraph-rsid="00130530" fo:background-color="transparent" style:font-size-asian="10.5pt" style:font-weight-asian="bold" style:font-size-complex="12pt" style:font-weight-complex="bold"/>
    </style:style>
    <style:style style:name="P28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bold" officeooo:rsid="00135251" officeooo:paragraph-rsid="00135251" fo:background-color="transparent" style:font-size-asian="10.5pt" style:font-weight-asian="bold" style:font-size-complex="12pt" style:font-weight-complex="bold"/>
    </style:style>
    <style:style style:name="P29" style:family="paragraph" style:parent-style-name="Standard">
      <style:paragraph-properties style:line-height-at-least="0.503cm" fo:text-align="center" style:justify-single-word="false"/>
      <style:text-properties fo:color="#000000" style:font-name="Courier New" fo:font-size="16pt" style:text-underline-style="solid" style:text-underline-width="auto" style:text-underline-color="font-color" fo:font-weight="bold" officeooo:rsid="0009f21c" officeooo:paragraph-rsid="0009f21c" fo:background-color="transparent" style:font-size-asian="16pt" style:font-weight-asian="bold" style:font-size-complex="16pt" style:font-weight-complex="bold"/>
    </style:style>
    <style:style style:name="P30" style:family="paragraph" style:parent-style-name="Standard">
      <style:text-properties fo:color="#6a9955" style:font-name="Courier New" fo:font-size="10.5pt" fo:font-weight="normal" officeooo:rsid="000782fe" officeooo:paragraph-rsid="000782fe" fo:background-color="#1e1e1e" style:font-weight-asian="normal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style:font-name="Courier New" fo:font-size="12pt" fo:font-weight="bold" officeooo:rsid="0019a485" officeooo:paragraph-rsid="0019a485" style:font-size-asian="10.5pt" style:font-weight-asian="bold" style:font-size-complex="12pt" style:font-weight-complex="bold"/>
    </style:style>
    <style:style style:name="P32" style:family="paragraph" style:parent-style-name="Standard" style:list-style-name="L1">
      <style:text-properties style:font-name="Courier New" fo:font-weight="normal" officeooo:rsid="000782fe" officeooo:paragraph-rsid="000782fe" style:font-weight-asian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style:font-name="Courier New" fo:font-weight="normal" officeooo:rsid="0005da08" officeooo:paragraph-rsid="0005da08" style:font-weight-asian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style:font-name="Courier New" fo:font-weight="normal" officeooo:rsid="00204b53" officeooo:paragraph-rsid="00204b53" style:font-weight-asian="normal" style:font-weight-complex="normal"/>
    </style:style>
    <style:style style:name="P35" style:family="paragraph" style:parent-style-name="Standard" style:list-style-name="L2">
      <style:paragraph-properties style:line-height-at-least="0.503cm"/>
      <style:text-properties fo:color="#000000" style:font-name="Courier New" fo:font-size="12pt" fo:font-weight="normal" officeooo:rsid="0009f21c" officeooo:paragraph-rsid="0009f21c" fo:background-color="transparent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style:line-height-at-least="0.503cm"/>
      <style:text-properties fo:color="#000000" style:font-name="Courier New" fo:font-size="12pt" fo:font-weight="normal" officeooo:rsid="0009f21c" officeooo:paragraph-rsid="0009f21c" fo:background-color="transparent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normal" officeooo:rsid="001f4014" officeooo:paragraph-rsid="001f4014" fo:background-color="transparent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normal" officeooo:rsid="001f72f6" officeooo:paragraph-rsid="001f72f6" fo:background-color="transparent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normal" officeooo:rsid="00204b53" officeooo:paragraph-rsid="00204b53" fo:background-color="transparent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normal" officeooo:rsid="00215518" officeooo:paragraph-rsid="00215518" fo:background-color="transparent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normal" officeooo:rsid="0021da9a" officeooo:paragraph-rsid="0021da9a" fo:background-color="transparent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bold" officeooo:rsid="00215518" officeooo:paragraph-rsid="00215518" fo:background-color="transparent" style:font-size-asian="10.5pt" style:font-weight-asian="bold" style:font-size-complex="12pt" style:font-weight-complex="bold"/>
    </style:style>
    <style:style style:name="P43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0pt" fo:font-weight="normal" officeooo:rsid="001f4014" officeooo:paragraph-rsid="001f4014" fo:background-color="transparent" style:font-size-asian="10pt" style:font-weight-asian="normal" style:font-size-complex="10pt" style:font-weight-complex="normal"/>
    </style:style>
    <style:style style:name="P44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0pt" fo:font-weight="normal" officeooo:rsid="00204b53" officeooo:paragraph-rsid="00204b53" fo:background-color="transparent" style:font-size-asian="10pt" style:font-weight-asian="normal" style:font-size-complex="10pt" style:font-weight-complex="normal"/>
    </style:style>
    <style:style style:name="P45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0pt" fo:font-weight="normal" officeooo:rsid="00215518" officeooo:paragraph-rsid="00215518" fo:background-color="transparent" style:font-size-asian="10pt" style:font-weight-asian="normal" style:font-size-complex="10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background-color="#ff8000" loext:char-shading-value="0" style:font-weight-asian="bold" style:font-weight-complex="bold"/>
    </style:style>
    <style:style style:name="T3" style:family="text">
      <style:text-properties style:font-name="Courier New" fo:font-weight="normal" style:font-weight-asian="normal" style:font-weight-complex="normal"/>
    </style:style>
    <style:style style:name="T4" style:family="text">
      <style:text-properties style:font-name="Courier New" fo:font-weight="bold" style:font-weight-asian="bold" style:font-weight-complex="bold"/>
    </style:style>
    <style:style style:name="T5" style:family="text">
      <style:text-properties fo:color="#569cd6"/>
    </style:style>
    <style:style style:name="T6" style:family="text">
      <style:text-properties fo:color="#d4d4d4" style:font-name="Droid Sans Mono" fo:font-size="10.5pt" fo:font-weight="normal" fo:background-color="#1e1e1e" loext:char-shading-value="0"/>
    </style:style>
    <style:style style:name="T7" style:family="text">
      <style:text-properties fo:color="#9cdcfe"/>
    </style:style>
    <style:style style:name="T8" style:family="text">
      <style:text-properties fo:color="#9cdcfe" style:font-name="Droid Sans Mono" fo:font-size="10.5pt" fo:font-weight="normal" fo:background-color="#1e1e1e" loext:char-shading-value="0"/>
    </style:style>
    <style:style style:name="T9" style:family="text">
      <style:text-properties fo:color="#dcdcaa"/>
    </style:style>
    <style:style style:name="T10" style:family="text">
      <style:text-properties fo:color="#dcdcaa" style:font-name="Droid Sans Mono" fo:font-size="10.5pt" fo:font-weight="normal" fo:background-color="#1e1e1e" loext:char-shading-value="0"/>
    </style:style>
    <style:style style:name="T11" style:family="text">
      <style:text-properties fo:color="#ce9178"/>
    </style:style>
    <style:style style:name="T12" style:family="text">
      <style:text-properties fo:color="#b5cea8"/>
    </style:style>
    <style:style style:name="T13" style:family="text">
      <style:text-properties officeooo:rsid="000e029f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0e029f" style:font-weight-asian="normal" style:font-weight-complex="normal"/>
    </style:style>
    <style:style style:name="T16" style:family="text">
      <style:text-properties fo:font-weight="normal" officeooo:rsid="000fa3d9" style:font-weight-asian="normal" style:font-weight-complex="normal"/>
    </style:style>
    <style:style style:name="T17" style:family="text">
      <style:text-properties fo:font-weight="normal" officeooo:rsid="00116e52" style:font-weight-asian="normal" style:font-weight-complex="normal"/>
    </style:style>
    <style:style style:name="T18" style:family="text">
      <style:text-properties fo:font-weight="normal" officeooo:rsid="0013849e" style:font-weight-asian="normal" style:font-weight-complex="normal"/>
    </style:style>
    <style:style style:name="T19" style:family="text">
      <style:text-properties officeooo:rsid="000fa3d9"/>
    </style:style>
    <style:style style:name="T20" style:family="text">
      <style:text-properties officeooo:rsid="00116e52"/>
    </style:style>
    <style:style style:name="T21" style:family="text">
      <style:text-properties officeooo:rsid="0018ac92"/>
    </style:style>
    <style:style style:name="T22" style:family="text">
      <style:text-properties fo:background-color="#ff8000" loext:char-shading-value="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Curso JavaScript DevAprender</text:p>
      <text:p text:style-name="P2"><text:a xlink:type="simple" xlink:href="https://www.youtube.com/watch?v=i6Oi-YtXnAU&amp;t=9157s" text:style-name="Internet_20_link" text:visited-style-name="Visited_20_Internet_20_Link">https://www.youtube.com/watch?v=i6Oi-YtXnAU&amp;t=9157s</text:a></text:p>
      <text:p text:style-name="P2"/>
      <text:p text:style-name="P33"><text:span text:style-name="T1">camelCase</text:span> → primeira palavra em minúsculo e as palavras seguintes com a primeira letra em maiúsculo.</text:p>
      <text:p text:style-name="P34"><text:span text:style-name="T1">PascalCase </text:span>→ sempre a primeira letra de todas as palavras são maiúsculas.</text:p>
      <text:p text:style-name="P2"/>
      <text:p text:style-name="P1">Tipos primitivos:</text:p>
      <text:list xml:id="list967250222" text:style-name="L1">
        <text:list-item>
          <text:p text:style-name="P32">String literal;</text:p>
        </text:list-item>
        <text:list-item>
          <text:p text:style-name="P32">Number literal;</text:p>
        </text:list-item>
        <text:list-item>
          <text:p text:style-name="P32">Boolean;</text:p>
        </text:list-item>
        <text:list-item>
          <text:p text:style-name="P32">Undefined;</text:p>
        </text:list-item>
        <text:list-item>
          <text:p text:style-name="P32">null → redefinir um valor.</text:p>
        </text:list-item>
      </text:list>
      <text:p text:style-name="P3"/>
      <text:p text:style-name="P5"><text:span text:style-name="T4">typeof</text:span><text:span text:style-name="T3"> → definife o tipo primitivo da variável.</text:span></text:p>
      <text:p text:style-name="P3"/>
      <text:p text:style-name="P3"/>
      <text:p text:style-name="P30">// Operador tenário</text:p>
      <text:p text:style-name="P6"><text:span text:style-name="T5">var</text:span> <text:span text:style-name="T7">idade</text:span> = <text:span text:style-name="T7">readlineSync</text:span>.<text:span text:style-name="T9">question</text:span>(<text:span text:style-name="T11">"Digite sua idade: "</text:span>)</text:p>
      <text:p text:style-name="P6"><text:span text:style-name="T5">let</text:span> <text:span text:style-name="T7">maioridade</text:span> = <text:span text:style-name="T7">idade</text:span> &gt;= <text:span text:style-name="T12">18</text:span> ? <text:span text:style-name="T11">'Maior de idade!'</text:span> : <text:span text:style-name="T11">'Menor de idade!'</text:span></text:p>
      <text:p text:style-name="P6"><text:span text:style-name="T7">console</text:span>.<text:span text:style-name="T9">log</text:span>(<text:span text:style-name="T11">"==================="</text:span>)</text:p>
      <text:p text:style-name="P10"><text:span text:style-name="T8">console</text:span><text:span text:style-name="T6">.</text:span><text:span text:style-name="T10">log</text:span><text:span text:style-name="T6">(</text:span><text:span text:style-name="T8">maioridade</text:span><text:span text:style-name="T6">)</text:span></text:p>
      <text:p text:style-name="P9"/>
      <text:p text:style-name="P24">Falsy:</text:p>
      <text:list xml:id="list232661652" text:style-name="L2">
        <text:list-item>
          <text:p text:style-name="P35">undefined</text:p>
        </text:list-item>
        <text:list-item>
          <text:p text:style-name="P35">null</text:p>
        </text:list-item>
        <text:list-item>
          <text:p text:style-name="P35">0</text:p>
        </text:list-item>
        <text:list-item>
          <text:p text:style-name="P35">false</text:p>
        </text:list-item>
        <text:list-item>
          <text:p text:style-name="P35">‘’</text:p>
        </text:list-item>
        <text:list-item>
          <text:p text:style-name="P35">NaN – not a number</text:p>
        </text:list-item>
      </text:list>
      <text:p text:style-name="P12"/>
      <text:p text:style-name="P24">Truthy:</text:p>
      <text:list xml:id="list75822278257619" text:continue-numbering="true" text:style-name="L2">
        <text:list-item>
          <text:p text:style-name="P35">valores que não são falsy.</text:p>
        </text:list-item>
      </text:list>
      <text:p text:style-name="P12"/>
      <text:p text:style-name="P12"/>
      <text:p text:style-name="P37"><text:span text:style-name="T1">Factory Functions</text:span> → <text:span text:style-name="T1">Funções de Fábrica</text:span>: Criando objetos de forma dinâmica.</text:p>
      <text:p text:style-name="P37"/>
      <text:p text:style-name="P43">console.log('---------------------------------------')</text:p>
      <text:p text:style-name="P43">console.log(' factoryFunctions → Funções de Fábrica ')</text:p>
      <text:p text:style-name="P43">console.log('---------------------------------------')</text:p>
      <text:p text:style-name="P43">function criarCelular(marcaCelular, tamanhoTela, capaciadeBateria){</text:p>
      <text:p text:style-name="P43"><text:s text:c="4"/>return {</text:p>
      <text:p text:style-name="P43"><text:s text:c="8"/>marcaCelular,</text:p>
      <text:p text:style-name="P43"><text:s text:c="8"/>tamanhoTela,</text:p>
      <text:p text:style-name="P43"><text:s text:c="8"/>capaciadeBateria,</text:p>
      <text:p text:style-name="P43"><text:s text:c="8"/>ligar(){</text:p>
      <text:p text:style-name="P43"><text:s text:c="12"/>console.log('Fazendo ligação...')</text:p>
      <text:p text:style-name="P43"><text:s text:c="8"/>}</text:p>
      <text:p text:style-name="P43"><text:s text:c="4"/>}</text:p>
      <text:p text:style-name="P43"><text:soft-page-break/>}</text:p>
      <text:p text:style-name="P43">let marca = readlineSync.question('Qual a marca do celular: ')</text:p>
      <text:p text:style-name="P43">let tamanho = Number(readlineSync.question('Qual o tamanho da tela: '))</text:p>
      <text:p text:style-name="P43">let bateria = Number(readlineSync.question('Qual a capacidade da bateria: '))</text:p>
      <text:p text:style-name="P43">console.log(criarCelular(marca, tamanho, bateria))</text:p>
      <text:p text:style-name="P43">console.log('---------------------------------------')</text:p>
      <text:p text:style-name="P37"/>
      <text:p text:style-name="P38"><text:span text:style-name="T1">Constructor Functions</text:span> → <text:span text:style-name="T1">Função de Construtor</text:span>: tem como objetivo realizar a mesma tafera da Factory Functions, porém de um jeito diferente.</text:p>
      <text:p text:style-name="P39">this.propriedade → serve para referenciar o objeto.</text:p>
      <text:p text:style-name="P39"/>
      <text:p text:style-name="P44">console.log('----------------------------------------------')</text:p>
      <text:p text:style-name="P44">console.log(' Constructor Functions → Função de Construtor ')</text:p>
      <text:p text:style-name="P44">console.log('----------------------------------------------')</text:p>
      <text:p text:style-name="P44">function Celular(marcaCelular, tamanhoTela, capacidadeBateria){</text:p>
      <text:p text:style-name="P44"><text:s text:c="4"/>this.marcaCelular = marcaCelular,</text:p>
      <text:p text:style-name="P44"><text:s text:c="4"/>this.tamanhoTela = tamanhoTela,</text:p>
      <text:p text:style-name="P44"><text:s text:c="4"/>this.capacidadeBateria = capacidadeBateria,</text:p>
      <text:p text:style-name="P44"><text:s text:c="4"/>this.ligar = function(){</text:p>
      <text:p text:style-name="P44"><text:s text:c="8"/>console.log('fazendo ligação...')</text:p>
      <text:p text:style-name="P44"><text:s text:c="4"/>}</text:p>
      <text:p text:style-name="P44">}</text:p>
      <text:p text:style-name="P44">let marca = readlineSync.question('Qual a marca do celular: ')</text:p>
      <text:p text:style-name="P44">let tamanho = Number(readlineSync.question('Qual o tamanho da tela: '))</text:p>
      <text:p text:style-name="P44">let bateria = Number(readlineSync.question('Qual a capacidade da bateria: '))</text:p>
      <text:p text:style-name="P44">console.log(new Celular(marca, tamanho, bateria))</text:p>
      <text:p text:style-name="P44">console.log('----------------------------------------------')</text:p>
      <text:p text:style-name="P38"/>
      <text:p text:style-name="P42">Natureza dinâmica de objetos:</text:p>
      <text:p text:style-name="P40"/>
      <text:p text:style-name="P45">console.log('Objeto original:')</text:p>
      <text:p text:style-name="P45">const mouse = {</text:p>
      <text:p text:style-name="P45"><text:s text:c="4"/>cor: 'red',</text:p>
      <text:p text:style-name="P45"><text:s text:c="4"/>marcar: 'dazz',</text:p>
      <text:p text:style-name="P45">}</text:p>
      <text:p text:style-name="P45">console.log(mouse)</text:p>
      <text:p text:style-name="P45"/>
      <text:p text:style-name="P45">console.log('-------------------')</text:p>
      <text:p text:style-name="P45">console.log('Adicionando Propriedades:')</text:p>
      <text:p text:style-name="P45">mouse.velocidade = 5000</text:p>
      <text:p text:style-name="P45">mouse.trocarDPI = function () {</text:p>
      <text:p text:style-name="P45"><text:s text:c="4"/>console.log('mudando DPI')</text:p>
      <text:p text:style-name="P45">}</text:p>
      <text:p text:style-name="P45">console.log(mouse)</text:p>
      <text:p text:style-name="P45"/>
      <text:p text:style-name="P45">console.log('-------------------')</text:p>
      <text:p text:style-name="P45">console.log('Deletando Propriedades:')</text:p>
      <text:p text:style-name="P45">delete mouse.velocidade</text:p>
      <text:p text:style-name="P45">delete mouse.trocarDPI</text:p>
      <text:p text:style-name="P45">console.log(mouse)</text:p>
      <text:p text:style-name="P40"><text:soft-page-break/></text:p>
      <text:p text:style-name="P41"><text:span text:style-name="T1">Clonando Objetos</text:span>: <text:span text:style-name="T2">2:43:32</text:span></text:p>
      <text:p text:style-name="P41"/>
      <text:p text:style-name="P29">Exercícios:</text:p>
      <text:p text:style-name="P13"><text:span text:style-name="T1">ex001_trocandoValores</text:span> → <text:span text:style-name="T19">C</text:span>rie um programa que troque os valores das variáveis apresentadas abaixo:</text:p>
      <text:p text:style-name="P13"/>
      <text:p text:style-name="P8"><text:span text:style-name="T5">let</text:span> <text:span text:style-name="T7">a</text:span> = <text:span text:style-name="T11">"vermelho"</text:span></text:p>
      <text:p text:style-name="P7"><text:span text:style-name="T5">let</text:span> <text:span text:style-name="T7">b</text:span> = <text:span text:style-name="T11">'azul'</text:span></text:p>
      <text:p text:style-name="P11"/>
      <text:p text:style-name="P7"><text:span text:style-name="T7">console</text:span>.<text:span text:style-name="T9">log</text:span>(<text:span text:style-name="T7">a</text:span>)</text:p>
      <text:p text:style-name="P7"><text:span text:style-name="T7">console</text:span>.<text:span text:style-name="T9">log</text:span>(<text:span text:style-name="T7">b</text:span>)</text:p>
      <text:p text:style-name="P13"/>
      <text:p text:style-name="P14"><text:span text:style-name="T1">ex002_horaDoDia </text:span>→ Elabore um programa em que de acordo com a hora do dia ele exiba uma mensagem de acordo com as instruções abaixo:</text:p>
      <text:p text:style-name="P14">Se a hora estiver entre 06:00 até 12:00 → Bom dia!</text:p>
      <text:p text:style-name="P14">Se estiver entre 12:00 até 18:00 → Boa tarde!</text:p>
      <text:p text:style-name="P14">Caso contrátio → Boa noite!</text:p>
      <text:p text:style-name="P14"/>
      <text:p text:style-name="P15"><text:span text:style-name="T1">ex003_maiorNumero</text:span> → Escreva uma função que usa dois números e retorna o maior entre eles.</text:p>
      <text:p text:style-name="P15"/>
      <text:p text:style-name="P25"><text:span text:style-name="T13">ex004_</text:span>Fizzbuzz<text:span text:style-name="T14"> →</text:span><text:span text:style-name="T15"> </text:span><text:span text:style-name="T16">Desenvolva </text:span><text:span text:style-name="T15">um programa que tenha uma função em que seja inserido um valor e </text:span><text:span text:style-name="T17">se o valor for divisível por 3, retorne “Fizz”; Se o valor for divisível por 5, retorne “Buzz”; Se o valor for divisível por 3 e 5, retorne “FizzBuzz”; Se o valor não é divisível por 3 ou por 5, retorne o valor inserido; E se o valor inserido não é um número, retonr a mensagem “não é um número”.</text:span></text:p>
      <text:p text:style-name="P16"/>
      <text:p text:style-name="P26"><text:span text:style-name="T20">e</text:span>x005_medidorDeVelocidade<text:span text:style-name="T14"> → Faça um programa que simule os radares de velocidade de trânsito. Considere a velocidade máxima como sendo 70km/h. A cada 5km acima do limite, o motorista ganha 1 ponto na carteira. Use a função Math.floor().</text:span></text:p>
      <text:p text:style-name="P17"/>
      <text:p text:style-name="P27">ex006_parOuImpar<text:span text:style-name="T14"> → Crie um programa em que receba uma quantidade de valoes para avaliar. A função exibe se cada valor é par ou ímpar.</text:span></text:p>
      <text:p text:style-name="P18"/>
      <text:p text:style-name="P28">ex007_encontreOString<text:span text:style-name="T14"> → </text:span><text:span text:style-name="T18">Elabore um programa para ler propiedades de um objeto e exibir somente as propriedades do tipo string que estão nesse objeto.</text:span></text:p>
      <text:p text:style-name="P19"/>
      <text:p text:style-name="P20"><text:span text:style-name="T1">ex008_somaMultiplos</text:span> → Desenvolva um prog<text:span text:style-name="T21">r</text:span>ama em que seja inserido um valor e ele retorne a soma de todos os múltiplos de 3 e de 5 dentro daquele valor.</text:p>
      <text:p text:style-name="P20"/>
      <text:p text:style-name="P21"><text:span text:style-name="T1">ex009_mediaNotaEscolar</text:span> → Faça um programa que receba notas de alunos. Essas notas devem ser amazenadas em um array. O programa <text:soft-page-break/>deve calcular a média das notas e de acordo com a tabela a seguir, deve dizer qual foi o conceito da turma a partir da sua média.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31">0 → 59</text:p>
          </table:table-cell>
          <table:table-cell table:style-name="Tabela1.B1" office:value-type="string">
            <text:p text:style-name="P31">F</text:p>
          </table:table-cell>
        </table:table-row>
        <table:table-row>
          <table:table-cell table:style-name="Tabela1.A2" office:value-type="string">
            <text:p text:style-name="P31">60 → 69</text:p>
          </table:table-cell>
          <table:table-cell table:style-name="Tabela1.B2" office:value-type="string">
            <text:p text:style-name="P31">D</text:p>
          </table:table-cell>
        </table:table-row>
        <table:table-row>
          <table:table-cell table:style-name="Tabela1.A2" office:value-type="string">
            <text:p text:style-name="P31">70 → 79</text:p>
          </table:table-cell>
          <table:table-cell table:style-name="Tabela1.B2" office:value-type="string">
            <text:p text:style-name="P31">C</text:p>
          </table:table-cell>
        </table:table-row>
        <table:table-row>
          <table:table-cell table:style-name="Tabela1.A2" office:value-type="string">
            <text:p text:style-name="P31">80 → 89</text:p>
          </table:table-cell>
          <table:table-cell table:style-name="Tabela1.B2" office:value-type="string">
            <text:p text:style-name="P31">B</text:p>
          </table:table-cell>
        </table:table-row>
        <table:table-row>
          <table:table-cell table:style-name="Tabela1.A2" office:value-type="string">
            <text:p text:style-name="P31">90 → 100</text:p>
          </table:table-cell>
          <table:table-cell table:style-name="Tabela1.B2" office:value-type="string">
            <text:p text:style-name="P31">A</text:p>
          </table:table-cell>
        </table:table-row>
      </table:table>
      <text:p text:style-name="P21"/>
      <text:p text:style-name="P22"><text:span text:style-name="T1">ex010_exibirAsteriscos</text:span> → Crie um programa que exibe a quantidade de * que aquela linha possui.</text:p>
      <text:p text:style-name="P22"/>
      <text:p text:style-name="P23"><text:span text:style-name="T1">ex011_numerosPrimos</text:span> → Elabore uma função em que o usuário passe para ela um limite e a função vai percorer todos os números desse limite e dizer quais desse números são primos ou não. O programa deve mostar na etla os números primos.</text:p>
      <text:p text:style-name="P23"/>
      <text:p text:style-name="P37">ex012_</text:p>
      <text:p text:style-name="P23"/>
      <text:p text:style-name="P23"/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15T15:25:35.376361085</meta:creation-date>
    <dc:date>2021-09-22T07:58:20.549890043</dc:date>
    <meta:editing-duration>PT4H57M27S</meta:editing-duration>
    <meta:editing-cycles>8</meta:editing-cycles>
    <meta:generator>LibreOffice/6.1.5.2$Linux_X86_64 LibreOffice_project/10$Build-2</meta:generator>
    <meta:document-statistic meta:table-count="1" meta:image-count="0" meta:object-count="0" meta:page-count="4" meta:paragraph-count="112" meta:word-count="714" meta:character-count="5061" meta:non-whitespace-character-count="4378"/>
  </office:meta>
</office:document-meta>
</file>